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6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Times New Roman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2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ext-properties style:text-outline="false" style:text-line-through-style="none" style:text-line-through-type="none" style:font-name="Times New Roman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2" table:default-cell-style-name="ce6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finance pla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utgoings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table:style-name="Default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Cost of living (including rent, telephone, mobility)</text:p>
          </table:table-cell>
          <table:table-cell office:value-type="float" office:value="1629" calcext:value-type="float">
            <text:p>1629,00</text:p>
          </table:table-cell>
          <table:table-cell table:formula="of:=[.B3]*12" office:value-type="float" office:value="19548" calcext:value-type="float">
            <text:p>19548,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Income tax</text:p>
          </table:table-cell>
          <table:table-cell office:value-type="float" office:value="168.25" calcext:value-type="float">
            <text:p>168,25</text:p>
          </table:table-cell>
          <table:table-cell table:formula="of:=[.B4]*12" office:value-type="float" office:value="2019" calcext:value-type="float">
            <text:p>2019,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Solidarity surcharge</text:p>
          </table:table-cell>
          <table:table-cell office:value-type="float" office:value="9.25" calcext:value-type="float">
            <text:p>9,25</text:p>
          </table:table-cell>
          <table:table-cell table:formula="of:=[.B5]*12" office:value-type="float" office:value="111" calcext:value-type="float">
            <text:p>111,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Social security</text:p>
          </table:table-cell>
          <table:table-cell office:value-type="float" office:value="469.75" calcext:value-type="float">
            <text:p>469,75</text:p>
          </table:table-cell>
          <table:table-cell table:formula="of:=[.B6]*12" office:value-type="float" office:value="5637" calcext:value-type="float">
            <text:p>5637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ntary health insurance including daily benefits insurance</text:p>
          </table:table-cell>
          <table:table-cell office:value-type="float" office:value="303.7" calcext:value-type="float">
            <text:p>303,70</text:p>
          </table:table-cell>
          <table:table-cell table:formula="of:=[.B7]*12" office:value-type="float" office:value="3644.4" calcext:value-type="float">
            <text:p>3644,4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ivate retirement provisions</text:p>
          </table:table-cell>
          <table:table-cell office:value-type="float" office:value="200" calcext:value-type="float">
            <text:p>200,00</text:p>
          </table:table-cell>
          <table:table-cell table:formula="of:=[.B8]*12" office:value-type="float" office:value="2400" calcext:value-type="float">
            <text:p>2400,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 Gross wages</text:p>
          </table:table-cell>
          <table:table-cell table:style-name="ce7" table:formula="of:=[.B3]+[.B4]+[.B6]+[.B7]+[.B8]" office:value-type="float" office:value="2770.7" calcext:value-type="float">
            <text:p>2770,70</text:p>
          </table:table-cell>
          <table:table-cell table:style-name="ce7" table:formula="of:=[.C3]+[.C4]+[.C5]+[.C6]+[.C7]+[.C8]" office:value-type="float" office:value="33359.4" calcext:value-type="float">
            <text:p>33359,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ersonnel costs consisting of two employees</text:p>
          </table:table-cell>
          <table:table-cell table:formula="of:=[.B9]*2" office:value-type="float" office:value="5541.4" calcext:value-type="float">
            <text:p>5541,40</text:p>
          </table:table-cell>
          <table:table-cell table:formula="of:=[.C9]*2" office:value-type="float" office:value="66718.8" calcext:value-type="float">
            <text:p>66718,8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onthly costs of the company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nt incl. service charges</text:p>
          </table:table-cell>
          <table:table-cell table:formula="of:=(16.16*30)+(8*30)" office:value-type="float" office:value="724.8" calcext:value-type="float">
            <text:p>724,80</text:p>
          </table:table-cell>
          <table:table-cell table:formula="of:=[.B12]*12" office:value-type="float" office:value="8697.6" calcext:value-type="float">
            <text:p>8697,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erial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[.B13]*12" office:value-type="float" office:value="1200" calcext:value-type="float">
            <text:p>1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er rental</text:p>
          </table:table-cell>
          <table:table-cell office:value-type="float" office:value="30" calcext:value-type="float">
            <text:p>30,00</text:p>
          </table:table-cell>
          <table:table-cell table:formula="of:=[.B14]*12" office:value-type="float" office:value="360" calcext:value-type="float">
            <text:p>36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ephone/Internet/GEZ</text:p>
          </table:table-cell>
          <table:table-cell office:value-type="float" office:value="50" calcext:value-type="float">
            <text:p>50,00</text:p>
          </table:table-cell>
          <table:table-cell table:formula="of:=[.B15]*12" office:value-type="float" office:value="600" calcext:value-type="float">
            <text:p>600,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nvestment co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ice equipment</text:p>
          </table:table-cell>
          <table:table-cell/>
          <table:table-cell office:value-type="float" office:value="5000" calcext:value-type="float">
            <text:p>500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d- and Software</text:p>
          </table:table-cell>
          <table:table-cell/>
          <table:table-cell table:style-name="ce8" office:value-type="float" office:value="6000" calcext:value-type="float">
            <text:p>600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ital contribution</text:p>
          </table:table-cell>
          <table:table-cell/>
          <table:table-cell table:style-name="ce8" office:value-type="float" office:value="25000" calcext:value-type="float">
            <text:p>2500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ary fees etc.</text:p>
          </table:table-cell>
          <table:table-cell/>
          <table:table-cell table:style-name="ce8" office:value-type="float" office:value="300" calcext:value-type="float">
            <text:p>30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ffer costs</text:p>
          </table:table-cell>
          <table:table-cell/>
          <table:table-cell table:style-name="ce8" office:value-type="float" office:value="1000" calcext:value-type="float">
            <text:p>1000,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 costs including investment costs</text:p>
          </table:table-cell>
          <table:table-cell/>
          <table:table-cell table:style-name="ce7" table:formula="of:=[.C10]+[.C12]+[.C13]+[.C14]+[.C15]+[.C17]+[.C18]+[.C21]+[.C20]+[.C19]" office:value-type="float" office:value="114876.4" calcext:value-type="float">
            <text:p>114876,40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.00.0000</text:date>, <text:time style:data-style-name="N2" text:time-value="17:16:48.0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5:19:10.185000000</meta:creation-date>
    <meta:generator>LibreOffice/6.1.2.1$Windows_X86_64 LibreOffice_project/65905a128db06ba48db947242809d14d3f9a93fe</meta:generator>
    <dc:date>2020-01-19T19:18:27.344000000</dc:date>
    <meta:editing-duration>PT3H15M8S</meta:editing-duration>
    <meta:editing-cycles>23</meta:editing-cycles>
    <meta:document-statistic meta:table-count="1" meta:cell-count="54" meta:object-count="0"/>
  </office:meta>
</office:document-meta>
</file>